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3953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5469in" svg:x="4.9724in" svg:y="2.3201in">
            <draw:object draw:notify-on-update-of-ranges="Sheet1.F1:Sheet1.F1 Sheet1.F2:Sheet1.F12 Sheet1.L1:Sheet1.L1 Sheet1.L2:Sheet1.L12 Sheet1.F1:Sheet1.F1 Sheet1.F2:Sheet1.F12 Sheet1.M1:Sheet1.M1 Sheet1.M2:Sheet1.M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/w1</text:p>
          </table:table-cell>
          <table:table-cell office:value-type="string" calcext:value-type="string">
            <text:p>f cycles</text:p>
          </table:table-cell>
          <table:table-cell office:value-type="string" calcext:value-type="string">
            <text:p>f rads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V_r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2]*[.A2])" office:value-type="float" office:value="4545.45454545455" calcext:value-type="float">
            <text:p>4545.45454545455</text:p>
          </table:table-cell>
          <table:table-cell table:formula="of:=[.D2]/(2*PI())" office:value-type="float" office:value="723.431559508615" calcext:value-type="float">
            <text:p>723.431559508615</text:p>
          </table:table-cell>
          <table:table-cell office:value-type="float" office:value="0" calcext:value-type="float">
            <text:p>0</text:p>
          </table:table-cell>
          <table:table-cell table:formula="of:=[.F2]*[.E2]" office:value-type="float" office:value="0" calcext:value-type="float">
            <text:p>0</text:p>
          </table:table-cell>
          <table:table-cell table:formula="of:=[.F2]*[.D2]" office:value-type="float" office:value="0" calcext:value-type="float">
            <text:p>0</text:p>
          </table:table-cell>
          <table:table-cell table:formula="of:=1/([.H2]*[.A2])" office:value-type="string" office:string-value="" calcext:value-type="error">
            <text:p>#DIV/0!</text:p>
          </table:table-cell>
          <table:table-cell table:formula="of:=[.B2]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*[.J2]" office:value-type="float" office:value="0" calcext:value-type="float">
            <text:p>0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3]*[.A3])" office:value-type="float" office:value="4545.45454545455" calcext:value-type="float">
            <text:p>4545.45454545455</text:p>
          </table:table-cell>
          <table:table-cell table:formula="of:=[.D3]/(2*PI())" office:value-type="float" office:value="723.431559508615" calcext:value-type="float">
            <text:p>723.431559508615</text:p>
          </table:table-cell>
          <table:table-cell office:value-type="float" office:value="0.25" calcext:value-type="float">
            <text:p>0.25</text:p>
          </table:table-cell>
          <table:table-cell table:formula="of:=[.F3]*[.E3]" office:value-type="float" office:value="180.857889877154" calcext:value-type="float">
            <text:p>180.857889877154</text:p>
          </table:table-cell>
          <table:table-cell table:formula="of:=[.F3]*[.D3]" office:value-type="float" office:value="1136.36363636364" calcext:value-type="float">
            <text:p>1136.36363636364</text:p>
          </table:table-cell>
          <table:table-cell table:formula="of:=1/([.H3]*[.A3])" office:value-type="float" office:value="400" calcext:value-type="float">
            <text:p>400</text:p>
          </table:table-cell>
          <table:table-cell table:formula="of:=[.B3]" office:value-type="float" office:value="100" calcext:value-type="float">
            <text:p>100</text:p>
          </table:table-cell>
          <table:table-cell table:formula="of:=[.C3]/SQRT([.I3]^2+[.J3]^2)" office:value-type="float" office:value="0.00727606875108999" calcext:value-type="float">
            <text:p>0.00727606875108999</text:p>
          </table:table-cell>
          <table:table-cell table:formula="of:=[.K3]*[.I3]" office:value-type="float" office:value="2.910427500436" calcext:value-type="float">
            <text:p>2.910427500436</text:p>
          </table:table-cell>
          <table:table-cell table:formula="of:=[.K3]*[.J3]" office:value-type="float" office:value="0.727606875108999" calcext:value-type="float">
            <text:p>0.727606875108999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4]*[.A4])" office:value-type="float" office:value="4545.45454545455" calcext:value-type="float">
            <text:p>4545.45454545455</text:p>
          </table:table-cell>
          <table:table-cell table:formula="of:=[.D4]/(2*PI())" office:value-type="float" office:value="723.431559508615" calcext:value-type="float">
            <text:p>723.431559508615</text:p>
          </table:table-cell>
          <table:table-cell office:value-type="float" office:value="0.5" calcext:value-type="float">
            <text:p>0.5</text:p>
          </table:table-cell>
          <table:table-cell table:formula="of:=[.F4]*[.E4]" office:value-type="float" office:value="361.715779754308" calcext:value-type="float">
            <text:p>361.715779754308</text:p>
          </table:table-cell>
          <table:table-cell table:formula="of:=[.F4]*[.D4]" office:value-type="float" office:value="2272.72727272727" calcext:value-type="float">
            <text:p>2272.72727272727</text:p>
          </table:table-cell>
          <table:table-cell table:formula="of:=1/([.H4]*[.A4])" office:value-type="float" office:value="200" calcext:value-type="float">
            <text:p>200</text:p>
          </table:table-cell>
          <table:table-cell table:formula="of:=[.B4]" office:value-type="float" office:value="100" calcext:value-type="float">
            <text:p>100</text:p>
          </table:table-cell>
          <table:table-cell table:formula="of:=[.C4]/SQRT([.I4]^2+[.J4]^2)" office:value-type="float" office:value="0.0134164078649987" calcext:value-type="float">
            <text:p>0.0134164078649987</text:p>
          </table:table-cell>
          <table:table-cell table:formula="of:=[.K4]*[.I4]" office:value-type="float" office:value="2.68328157299975" calcext:value-type="float">
            <text:p>2.68328157299975</text:p>
          </table:table-cell>
          <table:table-cell table:formula="of:=[.K4]*[.J4]" office:value-type="float" office:value="1.34164078649987" calcext:value-type="float">
            <text:p>1.34164078649987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5]*[.A5])" office:value-type="float" office:value="4545.45454545455" calcext:value-type="float">
            <text:p>4545.45454545455</text:p>
          </table:table-cell>
          <table:table-cell table:formula="of:=[.D5]/(2*PI())" office:value-type="float" office:value="723.431559508615" calcext:value-type="float">
            <text:p>723.431559508615</text:p>
          </table:table-cell>
          <table:table-cell office:value-type="float" office:value="0.75" calcext:value-type="float">
            <text:p>0.75</text:p>
          </table:table-cell>
          <table:table-cell table:formula="of:=[.F5]*[.E5]" office:value-type="float" office:value="542.573669631461" calcext:value-type="float">
            <text:p>542.573669631461</text:p>
          </table:table-cell>
          <table:table-cell table:formula="of:=[.F5]*[.D5]" office:value-type="float" office:value="3409.09090909091" calcext:value-type="float">
            <text:p>3409.09090909091</text:p>
          </table:table-cell>
          <table:table-cell table:formula="of:=1/([.H5]*[.A5])" office:value-type="float" office:value="133.333333333333" calcext:value-type="float">
            <text:p>133.333333333333</text:p>
          </table:table-cell>
          <table:table-cell table:formula="of:=[.B5]" office:value-type="float" office:value="100" calcext:value-type="float">
            <text:p>100</text:p>
          </table:table-cell>
          <table:table-cell table:formula="of:=[.C5]/SQRT([.I5]^2+[.J5]^2)" office:value-type="float" office:value="0.018" calcext:value-type="float">
            <text:p>0.018</text:p>
          </table:table-cell>
          <table:table-cell table:formula="of:=[.K5]*[.I5]" office:value-type="float" office:value="2.4" calcext:value-type="float">
            <text:p>2.4</text:p>
          </table:table-cell>
          <table:table-cell table:formula="of:=[.K5]*[.J5]" office:value-type="float" office:value="1.8" calcext:value-type="float">
            <text:p>1.8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6]*[.A6])" office:value-type="float" office:value="4545.45454545455" calcext:value-type="float">
            <text:p>4545.45454545455</text:p>
          </table:table-cell>
          <table:table-cell table:formula="of:=[.D6]/(2*PI())" office:value-type="float" office:value="723.431559508615" calcext:value-type="float">
            <text:p>723.431559508615</text:p>
          </table:table-cell>
          <table:table-cell office:value-type="float" office:value="1" calcext:value-type="float">
            <text:p>1</text:p>
          </table:table-cell>
          <table:table-cell table:formula="of:=[.F6]*[.E6]" office:value-type="float" office:value="723.431559508615" calcext:value-type="float">
            <text:p>723.431559508615</text:p>
          </table:table-cell>
          <table:table-cell table:formula="of:=[.F6]*[.D6]" office:value-type="float" office:value="4545.45454545455" calcext:value-type="float">
            <text:p>4545.45454545455</text:p>
          </table:table-cell>
          <table:table-cell table:formula="of:=1/([.H6]*[.A6])" office:value-type="float" office:value="100" calcext:value-type="float">
            <text:p>100</text:p>
          </table:table-cell>
          <table:table-cell table:formula="of:=[.B6]" office:value-type="float" office:value="100" calcext:value-type="float">
            <text:p>100</text:p>
          </table:table-cell>
          <table:table-cell table:formula="of:=[.C6]/SQRT([.I6]^2+[.J6]^2)" office:value-type="float" office:value="0.0212132034355964" calcext:value-type="float">
            <text:p>0.0212132034355964</text:p>
          </table:table-cell>
          <table:table-cell table:formula="of:=[.K6]*[.I6]" office:value-type="float" office:value="2.12132034355964" calcext:value-type="float">
            <text:p>2.12132034355964</text:p>
          </table:table-cell>
          <table:table-cell table:formula="of:=[.K6]*[.J6]" office:value-type="float" office:value="2.12132034355964" calcext:value-type="float">
            <text:p>2.12132034355964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7]*[.A7])" office:value-type="float" office:value="4545.45454545455" calcext:value-type="float">
            <text:p>4545.45454545455</text:p>
          </table:table-cell>
          <table:table-cell table:formula="of:=[.D7]/(2*PI())" office:value-type="float" office:value="723.431559508615" calcext:value-type="float">
            <text:p>723.431559508615</text:p>
          </table:table-cell>
          <table:table-cell office:value-type="float" office:value="1.25" calcext:value-type="float">
            <text:p>1.25</text:p>
          </table:table-cell>
          <table:table-cell table:formula="of:=[.F7]*[.E7]" office:value-type="float" office:value="904.289449385769" calcext:value-type="float">
            <text:p>904.289449385769</text:p>
          </table:table-cell>
          <table:table-cell table:formula="of:=[.F7]*[.D7]" office:value-type="float" office:value="5681.81818181818" calcext:value-type="float">
            <text:p>5681.81818181818</text:p>
          </table:table-cell>
          <table:table-cell table:formula="of:=1/([.H7]*[.A7])" office:value-type="float" office:value="80" calcext:value-type="float">
            <text:p>80</text:p>
          </table:table-cell>
          <table:table-cell table:formula="of:=[.B7]" office:value-type="float" office:value="100" calcext:value-type="float">
            <text:p>100</text:p>
          </table:table-cell>
          <table:table-cell table:formula="of:=[.C7]/SQRT([.I7]^2+[.J7]^2)" office:value-type="float" office:value="0.0234260642832909" calcext:value-type="float">
            <text:p>0.0234260642832909</text:p>
          </table:table-cell>
          <table:table-cell table:formula="of:=[.K7]*[.I7]" office:value-type="float" office:value="1.87408514266327" calcext:value-type="float">
            <text:p>1.87408514266327</text:p>
          </table:table-cell>
          <table:table-cell table:formula="of:=[.K7]*[.J7]" office:value-type="float" office:value="2.34260642832909" calcext:value-type="float">
            <text:p>2.34260642832909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8]*[.A8])" office:value-type="float" office:value="4545.45454545455" calcext:value-type="float">
            <text:p>4545.45454545455</text:p>
          </table:table-cell>
          <table:table-cell table:formula="of:=[.D8]/(2*PI())" office:value-type="float" office:value="723.431559508615" calcext:value-type="float">
            <text:p>723.431559508615</text:p>
          </table:table-cell>
          <table:table-cell office:value-type="float" office:value="1.5" calcext:value-type="float">
            <text:p>1.5</text:p>
          </table:table-cell>
          <table:table-cell table:formula="of:=[.F8]*[.E8]" office:value-type="float" office:value="1085.14733926292" calcext:value-type="float">
            <text:p>1085.14733926292</text:p>
          </table:table-cell>
          <table:table-cell table:formula="of:=[.F8]*[.D8]" office:value-type="float" office:value="6818.18181818182" calcext:value-type="float">
            <text:p>6818.18181818182</text:p>
          </table:table-cell>
          <table:table-cell table:formula="of:=1/([.H8]*[.A8])" office:value-type="float" office:value="66.6666666666667" calcext:value-type="float">
            <text:p>66.6666666666667</text:p>
          </table:table-cell>
          <table:table-cell table:formula="of:=[.B8]" office:value-type="float" office:value="100" calcext:value-type="float">
            <text:p>100</text:p>
          </table:table-cell>
          <table:table-cell table:formula="of:=[.C8]/SQRT([.I8]^2+[.J8]^2)" office:value-type="float" office:value="0.0249615088301353" calcext:value-type="float">
            <text:p>0.0249615088301353</text:p>
          </table:table-cell>
          <table:table-cell table:formula="of:=[.K8]*[.I8]" office:value-type="float" office:value="1.66410058867569" calcext:value-type="float">
            <text:p>1.66410058867569</text:p>
          </table:table-cell>
          <table:table-cell table:formula="of:=[.K8]*[.J8]" office:value-type="float" office:value="2.49615088301353" calcext:value-type="float">
            <text:p>2.49615088301353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9]*[.A9])" office:value-type="float" office:value="4545.45454545455" calcext:value-type="float">
            <text:p>4545.45454545455</text:p>
          </table:table-cell>
          <table:table-cell table:formula="of:=[.D9]/(2*PI())" office:value-type="float" office:value="723.431559508615" calcext:value-type="float">
            <text:p>723.431559508615</text:p>
          </table:table-cell>
          <table:table-cell office:value-type="float" office:value="2" calcext:value-type="float">
            <text:p>2</text:p>
          </table:table-cell>
          <table:table-cell table:formula="of:=[.F9]*[.E9]" office:value-type="float" office:value="1446.86311901723" calcext:value-type="float">
            <text:p>1446.86311901723</text:p>
          </table:table-cell>
          <table:table-cell table:formula="of:=[.F9]*[.D9]" office:value-type="float" office:value="9090.90909090909" calcext:value-type="float">
            <text:p>9090.90909090909</text:p>
          </table:table-cell>
          <table:table-cell table:formula="of:=1/([.H9]*[.A9])" office:value-type="float" office:value="50" calcext:value-type="float">
            <text:p>50</text:p>
          </table:table-cell>
          <table:table-cell table:formula="of:=[.B9]" office:value-type="float" office:value="100" calcext:value-type="float">
            <text:p>100</text:p>
          </table:table-cell>
          <table:table-cell table:formula="of:=[.C9]/SQRT([.I9]^2+[.J9]^2)" office:value-type="float" office:value="0.0268328157299975" calcext:value-type="float">
            <text:p>0.0268328157299975</text:p>
          </table:table-cell>
          <table:table-cell table:formula="of:=[.K9]*[.I9]" office:value-type="float" office:value="1.34164078649987" calcext:value-type="float">
            <text:p>1.34164078649987</text:p>
          </table:table-cell>
          <table:table-cell table:formula="of:=[.K9]*[.J9]" office:value-type="float" office:value="2.68328157299975" calcext:value-type="float">
            <text:p>2.68328157299975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10]*[.A10])" office:value-type="float" office:value="4545.45454545455" calcext:value-type="float">
            <text:p>4545.45454545455</text:p>
          </table:table-cell>
          <table:table-cell table:formula="of:=[.D10]/(2*PI())" office:value-type="float" office:value="723.431559508615" calcext:value-type="float">
            <text:p>723.431559508615</text:p>
          </table:table-cell>
          <table:table-cell office:value-type="float" office:value="3" calcext:value-type="float">
            <text:p>3</text:p>
          </table:table-cell>
          <table:table-cell table:formula="of:=[.F10]*[.E10]" office:value-type="float" office:value="2170.29467852585" calcext:value-type="float">
            <text:p>2170.29467852585</text:p>
          </table:table-cell>
          <table:table-cell table:formula="of:=[.F10]*[.D10]" office:value-type="float" office:value="13636.3636363636" calcext:value-type="float">
            <text:p>13636.3636363636</text:p>
          </table:table-cell>
          <table:table-cell table:formula="of:=1/([.H10]*[.A10])" office:value-type="float" office:value="33.3333333333333" calcext:value-type="float">
            <text:p>33.3333333333333</text:p>
          </table:table-cell>
          <table:table-cell table:formula="of:=[.B10]" office:value-type="float" office:value="100" calcext:value-type="float">
            <text:p>100</text:p>
          </table:table-cell>
          <table:table-cell table:formula="of:=[.C10]/SQRT([.I10]^2+[.J10]^2)" office:value-type="float" office:value="0.0284604989415154" calcext:value-type="float">
            <text:p>0.0284604989415154</text:p>
          </table:table-cell>
          <table:table-cell table:formula="of:=[.K10]*[.I10]" office:value-type="float" office:value="0.948683298050513" calcext:value-type="float">
            <text:p>0.948683298050513</text:p>
          </table:table-cell>
          <table:table-cell table:formula="of:=[.K10]*[.J10]" office:value-type="float" office:value="2.84604989415154" calcext:value-type="float">
            <text:p>2.84604989415154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11]*[.A11])" office:value-type="float" office:value="4545.45454545455" calcext:value-type="float">
            <text:p>4545.45454545455</text:p>
          </table:table-cell>
          <table:table-cell table:formula="of:=[.D11]/(2*PI())" office:value-type="float" office:value="723.431559508615" calcext:value-type="float">
            <text:p>723.431559508615</text:p>
          </table:table-cell>
          <table:table-cell office:value-type="float" office:value="4" calcext:value-type="float">
            <text:p>4</text:p>
          </table:table-cell>
          <table:table-cell table:formula="of:=[.F11]*[.E11]" office:value-type="float" office:value="2893.72623803446" calcext:value-type="float">
            <text:p>2893.72623803446</text:p>
          </table:table-cell>
          <table:table-cell table:formula="of:=[.F11]*[.D11]" office:value-type="float" office:value="18181.8181818182" calcext:value-type="float">
            <text:p>18181.8181818182</text:p>
          </table:table-cell>
          <table:table-cell table:formula="of:=1/([.H11]*[.A11])" office:value-type="float" office:value="25" calcext:value-type="float">
            <text:p>25</text:p>
          </table:table-cell>
          <table:table-cell table:formula="of:=[.B11]" office:value-type="float" office:value="100" calcext:value-type="float">
            <text:p>100</text:p>
          </table:table-cell>
          <table:table-cell table:formula="of:=[.C11]/SQRT([.I11]^2+[.J11]^2)" office:value-type="float" office:value="0.02910427500436" calcext:value-type="float">
            <text:p>0.02910427500436</text:p>
          </table:table-cell>
          <table:table-cell table:formula="of:=[.K11]*[.I11]" office:value-type="float" office:value="0.727606875108999" calcext:value-type="float">
            <text:p>0.727606875108999</text:p>
          </table:table-cell>
          <table:table-cell table:formula="of:=[.K11]*[.J11]" office:value-type="float" office:value="2.910427500436" calcext:value-type="float">
            <text:p>2.910427500436</text:p>
          </table:table-cell>
        </table:table-row>
        <table:table-row table:style-name="ro1"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B12]*[.A12])" office:value-type="float" office:value="4545.45454545455" calcext:value-type="float">
            <text:p>4545.45454545455</text:p>
          </table:table-cell>
          <table:table-cell table:formula="of:=[.D12]/(2*PI())" office:value-type="float" office:value="723.431559508615" calcext:value-type="float">
            <text:p>723.431559508615</text:p>
          </table:table-cell>
          <table:table-cell office:value-type="float" office:value="5" calcext:value-type="float">
            <text:p>5</text:p>
          </table:table-cell>
          <table:table-cell table:formula="of:=[.F12]*[.E12]" office:value-type="float" office:value="3617.15779754308" calcext:value-type="float">
            <text:p>3617.15779754308</text:p>
          </table:table-cell>
          <table:table-cell table:formula="of:=[.F12]*[.D12]" office:value-type="float" office:value="22727.2727272727" calcext:value-type="float">
            <text:p>22727.2727272727</text:p>
          </table:table-cell>
          <table:table-cell table:formula="of:=1/([.H12]*[.A12])" office:value-type="float" office:value="20" calcext:value-type="float">
            <text:p>20</text:p>
          </table:table-cell>
          <table:table-cell table:formula="of:=[.B12]" office:value-type="float" office:value="100" calcext:value-type="float">
            <text:p>100</text:p>
          </table:table-cell>
          <table:table-cell table:formula="of:=[.C12]/SQRT([.I12]^2+[.J12]^2)" office:value-type="float" office:value="0.0294174202707276" calcext:value-type="float">
            <text:p>0.0294174202707276</text:p>
          </table:table-cell>
          <table:table-cell table:formula="of:=[.K12]*[.I12]" office:value-type="float" office:value="0.588348405414552" calcext:value-type="float">
            <text:p>0.588348405414552</text:p>
          </table:table-cell>
          <table:table-cell table:formula="of:=[.K12]*[.J12]" office:value-type="float" office:value="2.94174202707276" calcext:value-type="float">
            <text:p>2.94174202707276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table:formula="of:=1/SQRT(2.2*4.7*10^-9)" office:value-type="float" office:value="9834.21572060825" calcext:value-type="float">
            <text:p>9834.21572060825</text:p>
          </table:table-cell>
          <table:table-cell table:number-columns-repeated="11"/>
        </table:table-row>
        <table:table-row table:style-name="ro1">
          <table:table-cell/>
          <table:table-cell table:formula="of:=[.B19]/(2*PI())" office:value-type="float" office:value="1565.16404336683" calcext:value-type="float">
            <text:p>1565.16404336683</text:p>
          </table:table-cell>
          <table:table-cell table:number-columns-repeated="11"/>
        </table:table-row>
      </table:table>
      <table:table table:name="Sheet1_2" table:style-name="ta1">
        <table:shapes>
          <draw:frame draw:z-index="0" draw:style-name="gr1" draw:text-style-name="P1" svg:width="6.3024in" svg:height="3.5465in" svg:x="10.0043in" svg:y="3.4047in">
            <draw:object draw:notify-on-update-of-ranges="Sheet1_2.G2:Sheet1_2.G12 Sheet1_2.N1:Sheet1_2.N1 Sheet1_2.N2:Sheet1_2.N12 Sheet1_2.G2:Sheet1_2.G12 Sheet1_2.O1:Sheet1_2.O1 Sheet1_2.O2:Sheet1_2.O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/w1</text:p>
          </table:table-cell>
          <table:table-cell office:value-type="string" calcext:value-type="string">
            <text:p>f cycles</text:p>
          </table:table-cell>
          <table:table-cell office:value-type="string" calcext:value-type="string">
            <text:p>f rads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_l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2]*[.B2])" office:value-type="float" office:value="4545.45454545455" calcext:value-type="float">
            <text:p>4545.45454545455</text:p>
          </table:table-cell>
          <table:table-cell table:formula="of:=[.E2]/(2*PI())" office:value-type="float" office:value="723.431559508615" calcext:value-type="float">
            <text:p>723.431559508615</text:p>
          </table:table-cell>
          <table:table-cell office:value-type="float" office:value="0" calcext:value-type="float">
            <text:p>0</text:p>
          </table:table-cell>
          <table:table-cell table:formula="of:=[.G2]*[.F2]" office:value-type="float" office:value="0" calcext:value-type="float">
            <text:p>0</text:p>
          </table:table-cell>
          <table:table-cell table:formula="of:=[.G2]*[.E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100" calcext:value-type="float">
            <text:p>100</text:p>
          </table:table-cell>
          <table:table-cell table:formula="of:=[.I2]*[.A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3]*[.B3])" office:value-type="float" office:value="4545.45454545455" calcext:value-type="float">
            <text:p>4545.45454545455</text:p>
          </table:table-cell>
          <table:table-cell table:formula="of:=[.E3]/(2*PI())" office:value-type="float" office:value="723.431559508615" calcext:value-type="float">
            <text:p>723.431559508615</text:p>
          </table:table-cell>
          <table:table-cell office:value-type="float" office:value="0.25" calcext:value-type="float">
            <text:p>0.25</text:p>
          </table:table-cell>
          <table:table-cell table:formula="of:=[.G3]*[.F3]" office:value-type="float" office:value="180.857889877154" calcext:value-type="float">
            <text:p>180.857889877154</text:p>
          </table:table-cell>
          <table:table-cell table:formula="of:=[.G3]*[.E3]" office:value-type="float" office:value="1136.36363636364" calcext:value-type="float">
            <text:p>1136.36363636364</text:p>
          </table:table-cell>
          <table:table-cell table:formula="of:=1/([.I3]*[.B3])" office:value-type="float" office:value="400" calcext:value-type="float">
            <text:p>400</text:p>
          </table:table-cell>
          <table:table-cell table:formula="of:=[.C3]" office:value-type="float" office:value="100" calcext:value-type="float">
            <text:p>100</text:p>
          </table:table-cell>
          <table:table-cell table:formula="of:=[.I3]*[.A3]" office:value-type="float" office:value="5.34090909090909" calcext:value-type="float">
            <text:p>5.34090909090909</text:p>
          </table:table-cell>
          <table:table-cell table:formula="of:=[.D3]*[.C3]/(SQRT([.C3]^2+([.J3]-[.L3])^2))" office:value-type="float" office:value="0.736863238331129" calcext:value-type="float">
            <text:p>0.736863238331129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4]*[.B4])" office:value-type="float" office:value="4545.45454545455" calcext:value-type="float">
            <text:p>4545.45454545455</text:p>
          </table:table-cell>
          <table:table-cell table:formula="of:=[.E4]/(2*PI())" office:value-type="float" office:value="723.431559508615" calcext:value-type="float">
            <text:p>723.431559508615</text:p>
          </table:table-cell>
          <table:table-cell office:value-type="float" office:value="0.5" calcext:value-type="float">
            <text:p>0.5</text:p>
          </table:table-cell>
          <table:table-cell table:formula="of:=[.G4]*[.F4]" office:value-type="float" office:value="361.715779754308" calcext:value-type="float">
            <text:p>361.715779754308</text:p>
          </table:table-cell>
          <table:table-cell table:formula="of:=[.G4]*[.E4]" office:value-type="float" office:value="2272.72727272727" calcext:value-type="float">
            <text:p>2272.72727272727</text:p>
          </table:table-cell>
          <table:table-cell table:formula="of:=1/([.I4]*[.B4])" office:value-type="float" office:value="200" calcext:value-type="float">
            <text:p>200</text:p>
          </table:table-cell>
          <table:table-cell table:formula="of:=[.C4]" office:value-type="float" office:value="100" calcext:value-type="float">
            <text:p>100</text:p>
          </table:table-cell>
          <table:table-cell table:formula="of:=[.I4]*[.A4]" office:value-type="float" office:value="10.6818181818182" calcext:value-type="float">
            <text:p>10.6818181818182</text:p>
          </table:table-cell>
          <table:table-cell table:formula="of:=[.D4]*[.C4]/(SQRT([.C4]^2+([.J4]-[.L4])^2))" office:value-type="float" office:value="1.40117519939266" calcext:value-type="float">
            <text:p>1.40117519939266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5]*[.B5])" office:value-type="float" office:value="4545.45454545455" calcext:value-type="float">
            <text:p>4545.45454545455</text:p>
          </table:table-cell>
          <table:table-cell table:formula="of:=[.E5]/(2*PI())" office:value-type="float" office:value="723.431559508615" calcext:value-type="float">
            <text:p>723.431559508615</text:p>
          </table:table-cell>
          <table:table-cell office:value-type="float" office:value="0.75" calcext:value-type="float">
            <text:p>0.75</text:p>
          </table:table-cell>
          <table:table-cell table:formula="of:=[.G5]*[.F5]" office:value-type="float" office:value="542.573669631461" calcext:value-type="float">
            <text:p>542.573669631461</text:p>
          </table:table-cell>
          <table:table-cell table:formula="of:=[.G5]*[.E5]" office:value-type="float" office:value="3409.09090909091" calcext:value-type="float">
            <text:p>3409.09090909091</text:p>
          </table:table-cell>
          <table:table-cell table:formula="of:=1/([.I5]*[.B5])" office:value-type="float" office:value="133.333333333333" calcext:value-type="float">
            <text:p>133.333333333333</text:p>
          </table:table-cell>
          <table:table-cell table:formula="of:=[.C5]" office:value-type="float" office:value="100" calcext:value-type="float">
            <text:p>100</text:p>
          </table:table-cell>
          <table:table-cell table:formula="of:=[.I5]*[.A5]" office:value-type="float" office:value="16.0227272727273" calcext:value-type="float">
            <text:p>16.0227272727273</text:p>
          </table:table-cell>
          <table:table-cell table:formula="of:=[.D5]*[.C5]/(SQRT([.C5]^2+([.J5]-[.L5])^2))" office:value-type="float" office:value="1.94617453198764" calcext:value-type="float">
            <text:p>1.94617453198764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6]*[.B6])" office:value-type="float" office:value="4545.45454545455" calcext:value-type="float">
            <text:p>4545.45454545455</text:p>
          </table:table-cell>
          <table:table-cell table:formula="of:=[.E6]/(2*PI())" office:value-type="float" office:value="723.431559508615" calcext:value-type="float">
            <text:p>723.431559508615</text:p>
          </table:table-cell>
          <table:table-cell office:value-type="float" office:value="1" calcext:value-type="float">
            <text:p>1</text:p>
          </table:table-cell>
          <table:table-cell table:formula="of:=[.G6]*[.F6]" office:value-type="float" office:value="723.431559508615" calcext:value-type="float">
            <text:p>723.431559508615</text:p>
          </table:table-cell>
          <table:table-cell table:formula="of:=[.G6]*[.E6]" office:value-type="float" office:value="4545.45454545455" calcext:value-type="float">
            <text:p>4545.45454545455</text:p>
          </table:table-cell>
          <table:table-cell table:formula="of:=1/([.I6]*[.B6])" office:value-type="float" office:value="100" calcext:value-type="float">
            <text:p>100</text:p>
          </table:table-cell>
          <table:table-cell table:formula="of:=[.C6]" office:value-type="float" office:value="100" calcext:value-type="float">
            <text:p>100</text:p>
          </table:table-cell>
          <table:table-cell table:formula="of:=[.I6]*[.A6]" office:value-type="float" office:value="21.3636363636364" calcext:value-type="float">
            <text:p>21.3636363636364</text:p>
          </table:table-cell>
          <table:table-cell table:formula="of:=[.D6]*[.C6]/(SQRT([.C6]^2+([.J6]-[.L6])^2))" office:value-type="float" office:value="2.35821091134705" calcext:value-type="float">
            <text:p>2.35821091134705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7]*[.B7])" office:value-type="float" office:value="4545.45454545455" calcext:value-type="float">
            <text:p>4545.45454545455</text:p>
          </table:table-cell>
          <table:table-cell table:formula="of:=[.E7]/(2*PI())" office:value-type="float" office:value="723.431559508615" calcext:value-type="float">
            <text:p>723.431559508615</text:p>
          </table:table-cell>
          <table:table-cell office:value-type="float" office:value="1.25" calcext:value-type="float">
            <text:p>1.25</text:p>
          </table:table-cell>
          <table:table-cell table:formula="of:=[.G7]*[.F7]" office:value-type="float" office:value="904.289449385769" calcext:value-type="float">
            <text:p>904.289449385769</text:p>
          </table:table-cell>
          <table:table-cell table:formula="of:=[.G7]*[.E7]" office:value-type="float" office:value="5681.81818181818" calcext:value-type="float">
            <text:p>5681.81818181818</text:p>
          </table:table-cell>
          <table:table-cell table:formula="of:=1/([.I7]*[.B7])" office:value-type="float" office:value="80" calcext:value-type="float">
            <text:p>80</text:p>
          </table:table-cell>
          <table:table-cell table:formula="of:=[.C7]" office:value-type="float" office:value="100" calcext:value-type="float">
            <text:p>100</text:p>
          </table:table-cell>
          <table:table-cell table:formula="of:=[.I7]*[.A7]" office:value-type="float" office:value="26.7045454545455" calcext:value-type="float">
            <text:p>26.7045454545455</text:p>
          </table:table-cell>
          <table:table-cell table:formula="of:=[.D7]*[.C7]/(SQRT([.C7]^2+([.J7]-[.L7])^2))" office:value-type="float" office:value="2.64747510900278" calcext:value-type="float">
            <text:p>2.64747510900278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8]*[.B8])" office:value-type="float" office:value="4545.45454545455" calcext:value-type="float">
            <text:p>4545.45454545455</text:p>
          </table:table-cell>
          <table:table-cell table:formula="of:=[.E8]/(2*PI())" office:value-type="float" office:value="723.431559508615" calcext:value-type="float">
            <text:p>723.431559508615</text:p>
          </table:table-cell>
          <table:table-cell office:value-type="float" office:value="1.5" calcext:value-type="float">
            <text:p>1.5</text:p>
          </table:table-cell>
          <table:table-cell table:formula="of:=[.G8]*[.F8]" office:value-type="float" office:value="1085.14733926292" calcext:value-type="float">
            <text:p>1085.14733926292</text:p>
          </table:table-cell>
          <table:table-cell table:formula="of:=[.G8]*[.E8]" office:value-type="float" office:value="6818.18181818182" calcext:value-type="float">
            <text:p>6818.18181818182</text:p>
          </table:table-cell>
          <table:table-cell table:formula="of:=1/([.I8]*[.B8])" office:value-type="float" office:value="66.6666666666667" calcext:value-type="float">
            <text:p>66.6666666666667</text:p>
          </table:table-cell>
          <table:table-cell table:formula="of:=[.C8]" office:value-type="float" office:value="100" calcext:value-type="float">
            <text:p>100</text:p>
          </table:table-cell>
          <table:table-cell table:formula="of:=[.I8]*[.A8]" office:value-type="float" office:value="32.0454545454545" calcext:value-type="float">
            <text:p>32.0454545454545</text:p>
          </table:table-cell>
          <table:table-cell table:formula="of:=[.D8]*[.C8]/(SQRT([.C8]^2+([.J8]-[.L8])^2))" office:value-type="float" office:value="2.8349071493425" calcext:value-type="float">
            <text:p>2.8349071493425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9]*[.B9])" office:value-type="float" office:value="4545.45454545455" calcext:value-type="float">
            <text:p>4545.45454545455</text:p>
          </table:table-cell>
          <table:table-cell table:formula="of:=[.E9]/(2*PI())" office:value-type="float" office:value="723.431559508615" calcext:value-type="float">
            <text:p>723.431559508615</text:p>
          </table:table-cell>
          <table:table-cell office:value-type="float" office:value="2" calcext:value-type="float">
            <text:p>2</text:p>
          </table:table-cell>
          <table:table-cell table:formula="of:=[.G9]*[.F9]" office:value-type="float" office:value="1446.86311901723" calcext:value-type="float">
            <text:p>1446.86311901723</text:p>
          </table:table-cell>
          <table:table-cell table:formula="of:=[.G9]*[.E9]" office:value-type="float" office:value="9090.90909090909" calcext:value-type="float">
            <text:p>9090.90909090909</text:p>
          </table:table-cell>
          <table:table-cell table:formula="of:=1/([.I9]*[.B9])" office:value-type="float" office:value="50" calcext:value-type="float">
            <text:p>50</text:p>
          </table:table-cell>
          <table:table-cell table:formula="of:=[.C9]" office:value-type="float" office:value="100" calcext:value-type="float">
            <text:p>100</text:p>
          </table:table-cell>
          <table:table-cell table:formula="of:=[.I9]*[.A9]" office:value-type="float" office:value="42.7272727272727" calcext:value-type="float">
            <text:p>42.7272727272727</text:p>
          </table:table-cell>
          <table:table-cell table:formula="of:=[.D9]*[.C9]/(SQRT([.C9]^2+([.J9]-[.L9])^2))" office:value-type="float" office:value="2.99209745087638" calcext:value-type="float">
            <text:p>2.99209745087638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10]*[.B10])" office:value-type="float" office:value="4545.45454545455" calcext:value-type="float">
            <text:p>4545.45454545455</text:p>
          </table:table-cell>
          <table:table-cell table:formula="of:=[.E10]/(2*PI())" office:value-type="float" office:value="723.431559508615" calcext:value-type="float">
            <text:p>723.431559508615</text:p>
          </table:table-cell>
          <table:table-cell office:value-type="float" office:value="3" calcext:value-type="float">
            <text:p>3</text:p>
          </table:table-cell>
          <table:table-cell table:formula="of:=[.G10]*[.F10]" office:value-type="float" office:value="2170.29467852585" calcext:value-type="float">
            <text:p>2170.29467852585</text:p>
          </table:table-cell>
          <table:table-cell table:formula="of:=[.G10]*[.E10]" office:value-type="float" office:value="13636.3636363636" calcext:value-type="float">
            <text:p>13636.3636363636</text:p>
          </table:table-cell>
          <table:table-cell table:formula="of:=1/([.I10]*[.B10])" office:value-type="float" office:value="33.3333333333333" calcext:value-type="float">
            <text:p>33.3333333333333</text:p>
          </table:table-cell>
          <table:table-cell table:formula="of:=[.C10]" office:value-type="float" office:value="100" calcext:value-type="float">
            <text:p>100</text:p>
          </table:table-cell>
          <table:table-cell table:formula="of:=[.I10]*[.A10]" office:value-type="float" office:value="64.0909090909091" calcext:value-type="float">
            <text:p>64.0909090909091</text:p>
          </table:table-cell>
          <table:table-cell table:formula="of:=[.D10]*[.C10]/(SQRT([.C10]^2+([.J10]-[.L10])^2))" office:value-type="float" office:value="2.86743094704465" calcext:value-type="float">
            <text:p>2.86743094704465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11]*[.B11])" office:value-type="float" office:value="4545.45454545455" calcext:value-type="float">
            <text:p>4545.45454545455</text:p>
          </table:table-cell>
          <table:table-cell table:formula="of:=[.E11]/(2*PI())" office:value-type="float" office:value="723.431559508615" calcext:value-type="float">
            <text:p>723.431559508615</text:p>
          </table:table-cell>
          <table:table-cell office:value-type="float" office:value="4" calcext:value-type="float">
            <text:p>4</text:p>
          </table:table-cell>
          <table:table-cell table:formula="of:=[.G11]*[.F11]" office:value-type="float" office:value="2893.72623803446" calcext:value-type="float">
            <text:p>2893.72623803446</text:p>
          </table:table-cell>
          <table:table-cell table:formula="of:=[.G11]*[.E11]" office:value-type="float" office:value="18181.8181818182" calcext:value-type="float">
            <text:p>18181.8181818182</text:p>
          </table:table-cell>
          <table:table-cell table:formula="of:=1/([.I11]*[.B11])" office:value-type="float" office:value="25" calcext:value-type="float">
            <text:p>25</text:p>
          </table:table-cell>
          <table:table-cell table:formula="of:=[.C11]" office:value-type="float" office:value="100" calcext:value-type="float">
            <text:p>100</text:p>
          </table:table-cell>
          <table:table-cell table:formula="of:=[.I11]*[.A11]" office:value-type="float" office:value="85.4545454545455" calcext:value-type="float">
            <text:p>85.4545454545455</text:p>
          </table:table-cell>
          <table:table-cell table:formula="of:=[.D11]*[.C11]/(SQRT([.C11]^2+([.J11]-[.L11])^2))" office:value-type="float" office:value="2.56731610545976" calcext:value-type="float">
            <text:p>2.56731610545976</text:p>
          </table:table-cell>
        </table:table-row>
        <table:table-row table:style-name="ro1">
          <table:table-cell table:formula="of:=4.7*10^-3" office:value-type="float" office:value="0.0047" calcext:value-type="float">
            <text:p>0.0047</text:p>
          </table:table-cell>
          <table:table-cell table:formula="of:=2.2*10^(-6)" office:value-type="float" office:value="0.0000022" calcext:value-type="float">
            <text:p>0.000002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1/([.C12]*[.B12])" office:value-type="float" office:value="4545.45454545455" calcext:value-type="float">
            <text:p>4545.45454545455</text:p>
          </table:table-cell>
          <table:table-cell table:formula="of:=[.E12]/(2*PI())" office:value-type="float" office:value="723.431559508615" calcext:value-type="float">
            <text:p>723.431559508615</text:p>
          </table:table-cell>
          <table:table-cell office:value-type="float" office:value="5" calcext:value-type="float">
            <text:p>5</text:p>
          </table:table-cell>
          <table:table-cell table:formula="of:=[.G12]*[.F12]" office:value-type="float" office:value="3617.15779754308" calcext:value-type="float">
            <text:p>3617.15779754308</text:p>
          </table:table-cell>
          <table:table-cell table:formula="of:=[.G12]*[.E12]" office:value-type="float" office:value="22727.2727272727" calcext:value-type="float">
            <text:p>22727.2727272727</text:p>
          </table:table-cell>
          <table:table-cell table:formula="of:=1/([.I12]*[.B12])" office:value-type="float" office:value="20" calcext:value-type="float">
            <text:p>20</text:p>
          </table:table-cell>
          <table:table-cell table:formula="of:=[.C12]" office:value-type="float" office:value="100" calcext:value-type="float">
            <text:p>100</text:p>
          </table:table-cell>
          <table:table-cell table:formula="of:=[.I12]*[.A12]" office:value-type="float" office:value="106.818181818182" calcext:value-type="float">
            <text:p>106.818181818182</text:p>
          </table:table-cell>
          <table:table-cell table:formula="of:=[.D12]*[.C12]/(SQRT([.C12]^2+([.J12]-[.L12])^2))" office:value-type="float" office:value="2.26536763663068" calcext:value-type="float">
            <text:p>2.26536763663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7T11:37:51.603000000</dc:date>
    <meta:editing-duration>PT10M</meta:editing-duration>
    <meta:editing-cycles>1</meta:editing-cycles>
    <meta:document-statistic meta:table-count="2" meta:cell-count="314" meta:object-count="2"/>
    <meta:generator>LibreOffice/7.3.1.3$Windows_X86_64 LibreOffice_project/a69ca51ded25f3eefd52d7bf9a5fad8c90b8795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legend chart:legend-position="end" svg:x="14.638cm" svg:y="3.951cm" style:legend-expansion="high" chart:style-name="ch2"/>
        <chart:plot-area chart:style-name="ch3" table:cell-range-address="Sheet1.F1:Sheet1.F12 Sheet1.L1:Sheet1.M12" chart:data-source-has-labels="row" svg:x="0.32cm" svg:y="0.18cm" svg:width="13.998cm" svg:height="8.65cm">
          <chart:coordinate-region svg:x="1.058cm" svg:y="0.382cm" svg:width="13.163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12" chart:label-cell-address="Sheet1.L1:Sheet1.L1" chart:class="chart:scatter">
            <chart:domain table:cell-range-address="Sheet1.F2:Sheet1.F12"/>
            <chart:data-point chart:repeated="11"/>
          </chart:series>
          <chart:series chart:style-name="ch8" chart:values-cell-range-address="Sheet1.M2:Sheet1.M12" chart:label-cell-address="Sheet1.M1:Sheet1.M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_c</text:p>
                <draw:g>
                  <svg:desc>Sheet1.L1:Sheet1.L1</svg:desc>
                </draw:g>
              </table:table-cell>
              <table:table-cell office:value-type="string">
                <text:p>V_r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0">
                <text:p>0</text:p>
                <draw:g>
                  <svg:desc>Sheet1.L2:Sheet1.L12</svg:desc>
                </draw:g>
              </table:table-cell>
              <table:table-cell office:value-type="float" office:value="0">
                <text:p>0</text:p>
                <draw:g>
                  <svg:desc>Sheet1.M2:Sheet1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910427500436">
                <text:p>2.910427500436</text:p>
              </table:table-cell>
              <table:table-cell office:value-type="float" office:value="0.727606875108999">
                <text:p>0.727606875108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68328157299975">
                <text:p>2.68328157299975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.87408514266327">
                <text:p>1.87408514266327</text:p>
              </table:table-cell>
              <table:table-cell office:value-type="float" office:value="2.34260642832909">
                <text:p>2.34260642832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.66410058867569">
                <text:p>1.66410058867569</text:p>
              </table:table-cell>
              <table:table-cell office:value-type="float" office:value="2.49615088301353">
                <text:p>2.49615088301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34164078649987">
                <text:p>1.34164078649987</text:p>
              </table:table-cell>
              <table:table-cell office:value-type="float" office:value="2.68328157299975">
                <text:p>2.68328157299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48683298050513">
                <text:p>0.948683298050513</text:p>
              </table:table-cell>
              <table:table-cell office:value-type="float" office:value="2.84604989415154">
                <text:p>2.84604989415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727606875108999">
                <text:p>0.727606875108999</text:p>
              </table:table-cell>
              <table:table-cell office:value-type="float" office:value="2.910427500436">
                <text:p>2.91042750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588348405414552">
                <text:p>0.588348405414552</text:p>
              </table:table-cell>
              <table:table-cell office:value-type="float" office:value="2.94174202707276">
                <text:p>2.94174202707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scatter" chart:style-name="ch1">
        <chart:legend chart:legend-position="end" svg:x="13.666cm" svg:y="3.95cm" style:legend-expansion="high" chart:style-name="ch2"/>
        <chart:plot-area chart:style-name="ch3" table:cell-range-address="Sheet1_2.G2:Sheet1_2.G12 Sheet1_2.N1:Sheet1_2.O12" chart:data-source-has-labels="row" svg:x="0.32cm" svg:y="0.18cm" svg:width="13.026cm" svg:height="8.649cm">
          <chart:coordinate-region svg:x="0.762cm" svg:y="0.382cm" svg:width="12.29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N2:Sheet1_2.N12" chart:label-cell-address="Sheet1_2.N1:Sheet1_2.N1" chart:class="chart:scatter">
            <chart:domain table:cell-range-address="Sheet1_2.G2:Sheet1_2.G12"/>
            <chart:data-point chart:repeated="11"/>
          </chart:series>
          <chart:series chart:style-name="ch8" chart:values-cell-range-address="Sheet1_2.O2:Sheet1_2.O12" chart:label-cell-address="Sheet1_2.O1:Sheet1_2.O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/>
                <draw:g>
                  <svg:desc>Sheet1_2.N1:Sheet1_2.N1</svg:desc>
                </draw:g>
              </table:table-cell>
              <table:table-cell office:value-type="string">
                <text:p/>
                <draw:g>
                  <svg:desc>Sheet1_2.O1:Sheet1_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G2:Sheet1_2.G12</svg:desc>
                </draw:g>
              </table:table-cell>
              <table:table-cell office:value-type="float" office:value="NaN">
                <text:p>NaN</text:p>
                <draw:g>
                  <svg:desc>Sheet1_2.N2:Sheet1_2.N12</svg:desc>
                </draw:g>
              </table:table-cell>
              <table:table-cell office:value-type="float" office:value="NaN">
                <text:p>NaN</text:p>
                <draw:g>
                  <svg:desc>Sheet1_2.O2:Sheet1_2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